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2" style:family="paragraph" style:parent-style-name="Text_20_body">
      <style:paragraph-properties fo:margin-left="0cm" fo:margin-right="0cm" fo:text-align="center" style:justify-single-word="false" fo:text-indent="0cm" style:auto-text-indent="false" fo:padding="0.049cm" fo:border="0.06pt solid #e3e3e3"/>
    </style:style>
    <style:style style:name="P3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213e85"/>
    </style:style>
    <style:style style:name="P4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1f97b9"/>
    </style:style>
    <style:style style:name="P5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rsid="001eef76" officeooo:paragraph-rsid="001eef76"/>
    </style:style>
    <style:style style:name="P6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24c837"/>
    </style:style>
    <style:style style:name="P7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  <style:text-properties officeooo:paragraph-rsid="00213e85"/>
    </style:style>
    <style:style style:name="P8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9" style:family="paragraph" style:parent-style-name="Text_20_body">
      <style:paragraph-properties fo:margin-left="0cm" fo:margin-right="0cm" fo:text-align="end" style:justify-single-word="false" fo:text-indent="0cm" style:auto-text-indent="false" fo:padding="0.049cm" fo:border="0.06pt solid #e3e3e3"/>
      <style:text-properties fo:color="#7f7f7f" loext:opacity="100%" fo:font-size="6pt" officeooo:rsid="0003d1be" officeooo:paragraph-rsid="00291241" style:font-size-asian="6pt" style:font-size-complex="6pt"/>
    </style:style>
    <style:style style:name="P10" style:family="paragraph" style:parent-style-name="Text_20_body">
      <style:paragraph-properties fo:margin-left="0cm" fo:margin-right="0cm" fo:text-align="end" style:justify-single-word="false" fo:text-indent="0cm" style:auto-text-indent="false" fo:padding="0.049cm" fo:border="0.06pt solid #e3e3e3"/>
      <style:text-properties officeooo:rsid="00213e85" officeooo:paragraph-rsid="00291241"/>
    </style:style>
    <style:style style:name="T1" style:family="text">
      <style:text-properties fo:font-weight="bold" officeooo:rsid="001e38c1" style:font-weight-asian="bold" style:font-weight-complex="bold"/>
    </style:style>
    <style:style style:name="T2" style:family="text">
      <style:text-properties officeooo:rsid="001ebae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eef76"/>
    </style:style>
    <style:style style:name="T5" style:family="text">
      <style:text-properties officeooo:rsid="001f97b9"/>
    </style:style>
    <style:style style:name="T6" style:family="text">
      <style:text-properties officeooo:rsid="00213e85"/>
    </style:style>
    <style:style style:name="T7" style:family="text">
      <style:text-properties officeooo:rsid="0024c837"/>
    </style:style>
    <style:style style:name="T8" style:family="text">
      <style:text-properties officeooo:rsid="00271154"/>
    </style:style>
    <style:style style:name="T9" style:family="text">
      <style:text-properties officeooo:rsid="0027230c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DENUNCIA PENAL POR DELITO CONTRA LOS DERECHOS FUNDAMENTALES</text:span><text:tab/></text:p>
      <text:section text:style-name="Sect1" text:name="Sección1">
        <text:p text:style-name="P6"><text:span text:style-name="T2">A la Atención de:<text:line-break/></text:span>Jesús Alonso Cristóbal <text:span text:style-name="T2">et.al <text:line-break/>ALONSO CRISTÓBAL JESÚS en calidad de <text:line-break/></text:span>Fiscal de Sala Jefe de la Fiscalía ante la Audiencia Nacional<text:line-break/><text:span text:style-name="Strong_20_Emphasis"><text:span text:style-name="T3">Dirección:</text:span></text:span><text:span text:style-name="T3"> </text:span>García Gutiérrez, 1, <text:span text:style-name="T2">28071, Madrid<text:line-break/>Teléfono: </text:span>917096776<text:line-break/><text:span text:style-name="T2">Fax: 917096777<text:line-break/>Correo Electrónico: fiscalia.an@fiscal.es</text:span></text:p>
        <text:p text:style-name="P6"><text:span text:style-name="T7">D</text:span><text:span text:style-name="T4">e parte de:<text:line-break/>{{nombre_vivo}}, {{@Hombre Vivo /Mujer Viva}}, sui iuris, <text:line-break/>en calidad de Representante Aparente de la Ficción Jurídica </text:span><text:span text:style-name="T8">{{</text:span><text:span text:style-name="T9">NOMBRE_DNI</text:span><text:span text:style-name="T8">}}</text:span><text:span text:style-name="T4">, <text:line-break/>con D.N.I. {{numero_dni}}.<text:line-break/>Correo Electrónico a efecto de notificación: {{correo_electronico}}</text:span></text:p>
      </text:section>
      <text:p text:style-name="P5">{{lugar_y_fecha}}</text:p>
      <text:p text:style-name="P1">Asunto: Denuncia por presunta violación de derechos fundamentales</text:p>
      <text:p text:style-name="P1">Estimado Fiscal,</text:p>
      <text:p text:style-name="P1"><text:span text:style-name="T4">Por la presente</text:span> comparezco ante esa Fiscalía de conformidad con lo dispuesto en el artículo 259 de la Ley de Enjuiciamiento Criminal, para interponer denuncia penal por presunta violación de derechos fundamentales.</text:p>
      <text:p text:style-name="P1">Los hechos que motivan esta denuncia son los siguientes:</text:p>
      <text:list text:style-name="L1">
        <text:list-item>
          <text:p text:style-name="P7">El Juez de la Audiencia Nacional, Santiago Pedraz Gómez, <text:span text:style-name="T5">en fecha 22 de marzo de 2024.</text:span> <text:span text:style-name="T5">por medio del Auto “DILIGENCIAS PREVIAS PROC. ABREVIADO 0000052 /2023”, </text:span>ha ordenado a las compañías telefónicas de España prohibir el acceso a la aplicación de mensajería Telegram en todo el territorio nacional.</text:p>
        </text:list-item>
        <text:list-item>
          <text:p text:style-name="P8">Esta medida supone una restricción injustificada del derecho a la libre expresión y a la información, reconocidos en <text:span text:style-name="T5">el</text:span> artículo 20 <text:span text:style-name="T5">y </text:span>de la Constitución Española, así como en diversos tratados internacionales ratificados por España.</text:p>
        </text:list-item>
        <text:list-item>
          <text:p text:style-name="P8">La prohibición de acceso a Telegram afecta gravemente a la libertad de comunicación de millones de ciudadanos, impidiendo el ejercicio pleno de sus derechos fundamentales en el ámbito digital.</text:p>
        </text:list-item>
      </text:list>
      <text:p text:style-name="P3">Por todo lo expuesto, solicito a esa Fiscalía que se inicie <text:span text:style-name="T5">las debidas diligencias para declarar la nulidad de dicho Auto por Inconstitucional, se restaure el acceso libre a la plataforma Telegram y se inicien las debidas investigaciones a cargo del Señor </text:span>Santiago Pedraz Gómez<text:span text:style-name="T5"> por un</text:span><text:span text:style-name="T6">os</text:span><text:span text:style-name="T5"> supuesto</text:span><text:span text:style-name="T6">s</text:span><text:span text:style-name="T5"> delito</text:span><text:span text:style-name="T6">s</text:span><text:span text:style-name="T5"> de Prevaricación </text:span><text:span text:style-name="T6">y contra los derechos fundamentales</text:span><text:span text:style-name="T5">.</text:span></text:p>
      <text:p text:style-name="P4">Quedo a la espera de que se proceda conforme a derecho y se me mantenga informado sobre el curso de la presente denuncia.</text:p>
      <text:p text:style-name="P1">Atentamente,</text:p>
      <text:p text:style-name="P10">Por: ______________________________</text:p>
      <text:p text:style-name="P9">Representante Aparente por <text:span text:style-name="T8">{{</text:span><text:span text:style-name="T9">NOMBRE_DNI</text:span><text:span text:style-name="T8">}} </text:span>W.O.P. UCC 1-308 <text:s text:c="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08cm" fo:margin-bottom="0.69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3:51:40.628912984</meta:creation-date>
    <dc:date>2024-03-24T19:57:18.956944029</dc:date>
    <meta:editing-duration>PT43M4S</meta:editing-duration>
    <meta:editing-cycles>9</meta:editing-cycles>
    <meta:generator>LibreOffice/24.2.0.3$Linux_X86_64 LibreOffice_project/420$Build-3</meta:generator>
    <meta:document-statistic meta:table-count="0" meta:image-count="0" meta:object-count="0" meta:page-count="1" meta:paragraph-count="16" meta:word-count="332" meta:character-count="2260" meta:non-whitespace-character-count="1936"/>
  </office:meta>
</office:document-meta>
</file>